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44H43M08.391051001S" calcext:value-type="time">
            <text:p>1744:4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3H29M05.856S" calcext:value-type="time">
            <text:p>03:29</text:p>
          </table:table-cell>
          <table:table-cell table:style-name="ce3"/>
          <table:table-cell office:value-type="string" calcext:value-type="string">
            <text:p>Avatar revival SFX, axes, spear haft partial damage &amp; stab looseness fix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19H44M35.613S" calcext:value-type="time">
            <text:p>19:4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07:54:08.0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9T11:07:54.997000000</dc:date>
    <meta:editing-duration>P78DT2H16M45S</meta:editing-duration>
    <meta:editing-cycles>2060</meta:editing-cycles>
    <meta:generator>LibreOffice/7.2.6.2$Windows_X86_64 LibreOffice_project/b0ec3a565991f7569a5a7f5d24fed7f52653d754</meta:generator>
    <dc:creator>Benjamin Laws</dc:creator>
    <meta:document-statistic meta:table-count="2" meta:cell-count="2536" meta:object-count="0"/>
  </office:meta>
</office:document-meta>
</file>